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944794" draw:textarea-horizontal-align="center" draw:textarea-vertical-align="middl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6cm" svg:height="5.584cm" svg:x="6.5cm" svg:y="8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3.5cm" svg:height="2.237cm" svg:x="11cm" svg:y="5.736cm">
          <text:p text:style-name="P2"><text:span text:style-name="T1">Renderer</text:span></text:p>
        </draw:rect>
        <draw:rect draw:style-name="gr3" draw:text-style-name="P3" draw:layer="layout" svg:width="6.5cm" svg:height="3.5cm" svg:x="7cm" svg:y="22cm">
          <text:p/>
        </draw:rect>
        <draw:rect draw:style-name="gr4" draw:text-style-name="P1" draw:layer="layout" svg:width="14.635cm" svg:height="0.895cm" svg:x="7.365cm" svg:y="14.5cm">
          <text:p text:style-name="P2"><text:span text:style-name="T1">Network</text:span></text:p>
        </draw:rect>
        <draw:rect draw:style-name="gr2" draw:text-style-name="P1" draw:layer="layout" svg:width="3.5cm" svg:height="2.237cm" svg:x="7cm" svg:y="5.763cm">
          <text:p text:style-name="P2"><text:span text:style-name="T1">Debug</text:span></text:p>
          <text:p text:style-name="P2"><text:span text:style-name="T1">Renderer</text:span></text:p>
        </draw:rect>
        <draw:rect draw:style-name="gr2" draw:text-style-name="P1" draw:layer="layout" svg:width="7cm" svg:height="2.237cm" svg:x="15cm" svg:y="5.763cm">
          <text:p text:style-name="P2"><text:span text:style-name="T1">Simulator</text:span></text:p>
        </draw:rect>
        <draw:rect draw:style-name="gr2" draw:text-style-name="P1" draw:layer="layout" svg:width="4cm" svg:height="1.5cm" svg:x="15cm" svg:y="3.8cm">
          <text:p text:style-name="P2"><text:span text:style-name="T1">User Input</text:span></text:p>
        </draw:rect>
        <draw:custom-shape draw:style-name="gr5" draw:text-style-name="P1" draw:layer="layout" svg:width="8.5cm" svg:height="2cm" svg:x="1cm" svg:y="1cm">
          <text:p text:style-name="P2"><text:span text:style-name="T1">Common Server-Client Archite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5cm" svg:y1="17.5cm" svg:x2="22.5cm" svg:y2="17.5cm">
          <text:p/>
        </draw:line>
        <draw:line draw:style-name="gr6" draw:text-style-name="P1" draw:layer="layout" svg:x1="18.5cm" svg:y1="19cm" svg:x2="16cm" svg:y2="19cm">
          <text:p/>
        </draw:line>
        <draw:line draw:style-name="gr6" draw:text-style-name="P1" draw:layer="layout" svg:x1="16cm" svg:y1="18cm" svg:x2="14cm" svg:y2="18cm">
          <text:p/>
        </draw:line>
        <draw:line draw:style-name="gr7" draw:text-style-name="P1" draw:layer="layout" svg:x1="9cm" svg:y1="17cm" svg:x2="15.5cm" svg:y2="17cm">
          <text:p/>
        </draw:line>
        <draw:line draw:style-name="gr7" draw:text-style-name="P1" draw:layer="layout" svg:x1="19.5cm" svg:y1="18cm" svg:x2="22cm" svg:y2="18cm">
          <text:p/>
        </draw:line>
        <draw:line draw:style-name="gr6" draw:text-style-name="P1" draw:layer="layout" svg:x1="23cm" svg:y1="18cm" svg:x2="25cm" svg:y2="18cm">
          <text:p/>
        </draw:line>
        <draw:line draw:style-name="gr7" draw:text-style-name="P1" draw:layer="layout" svg:x1="9.5cm" svg:y1="18.5cm" svg:x2="16cm" svg:y2="18.5cm">
          <text:p/>
        </draw:line>
        <draw:line draw:style-name="gr7" draw:text-style-name="P1" draw:layer="layout" svg:x1="10cm" svg:y1="19.5cm" svg:x2="12.5cm" svg:y2="19.5cm">
          <text:p/>
        </draw:line>
        <draw:rect draw:style-name="gr2" draw:text-style-name="P1" draw:layer="layout" svg:width="7cm" svg:height="2.5cm" svg:x="15cm" svg:y="9cm">
          <text:p text:style-name="P2"><text:span text:style-name="T1">Simulation </text:span></text:p>
          <text:p text:style-name="P2"><text:span text:style-name="T1">Abstraction</text:span></text:p>
          <text:p text:style-name="P2"><text:span text:style-name="T1"><text:s/></text:span><text:span text:style-name="T1">Layer</text:span></text:p>
        </draw:rect>
        <draw:custom-shape draw:style-name="gr8" draw:text-style-name="P1" draw:layer="layout" svg:width="4cm" svg:height="5.5cm" svg:x="23.5cm" svg:y="8.5cm">
          <text:p text:style-name="P2"><text:span text:style-name="T1">World</text:span><text:span text:style-name="T1"><text:line-break/></text:span><text:span text:style-name="T1"/></text:p>
          <text:p text:style-name="P2"><text:span text:style-name="T1">Server/Client</text:span></text:p>
          <text:p text:style-name="P2"><text:span text:style-name="T1">Specif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7.5cm" svg:height="2.5cm" svg:x="7cm" svg:y="9cm">
          <text:p text:style-name="P2"><text:span text:style-name="T1">Rendering</text:span></text:p>
          <text:p text:style-name="P2"><text:span text:style-name="T1">Abstraction</text:span></text:p>
          <text:p text:style-name="P2"><text:span text:style-name="T1"><text:s/></text:span><text:span text:style-name="T1">Layer</text:span></text:p>
        </draw:rect>
        <draw:rect draw:style-name="gr2" draw:text-style-name="P1" draw:layer="layout" svg:width="15cm" svg:height="1.79cm" svg:x="7cm" svg:y="11.71cm">
          <text:p text:style-name="P2"><text:span text:style-name="T1">Networking</text:span></text:p>
          <text:p text:style-name="P2"><text:span text:style-name="T1">Abstraction</text:span></text:p>
          <text:p text:style-name="P2"><text:span text:style-name="T1"><text:s/></text:span><text:span text:style-name="T1">Layer</text:span></text:p>
        </draw:rect>
        <draw:custom-shape draw:style-name="gr8" draw:text-style-name="P1" draw:layer="layout" svg:width="4cm" svg:height="2.5cm" svg:x="23.5cm" svg:y="5.5cm">
          <text:p text:style-name="P2"><text:span text:style-name="T1">Shared 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2.8cm" svg:y1="9.9cm" svg:x2="12.8cm" svg:y2="7.4cm">
          <text:p/>
        </draw:line>
        <draw:line draw:style-name="gr9" draw:text-style-name="P2" draw:layer="layout" svg:x1="8.929cm" svg:y1="9.9cm" svg:x2="8.929cm" svg:y2="7.4cm">
          <text:p/>
        </draw:line>
        <draw:line draw:style-name="gr9" draw:text-style-name="P2" draw:layer="layout" svg:x1="16.429cm" svg:y1="9.3cm" svg:x2="16.429cm" svg:y2="6.8cm">
          <text:p/>
        </draw:line>
        <draw:line draw:style-name="gr9" draw:text-style-name="P2" draw:layer="layout" svg:x1="16.786cm" svg:y1="7.2cm" svg:x2="16.786cm" svg:y2="9.7cm">
          <text:p/>
        </draw:line>
      </draw:page>
      <draw:page draw:name="page2" draw:style-name="dp1" draw:master-page-name="Standa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iel Huygen</meta:initial-creator>
    <meta:creation-date>2011-10-21T09:41:07.88</meta:creation-date>
    <dc:date>2012-02-24T17:56:39.32</dc:date>
    <dc:creator>Michiel Huygen</dc:creator>
    <meta:editing-duration>PT9H35M12S</meta:editing-duration>
    <meta:editing-cycles>6</meta:editing-cycles>
    <meta:generator>OpenOffice.org/3.3$Win32 OpenOffice.org_project/330m20$Build-9567</meta:generator>
    <meta:document-statistic meta:object-count="25"/>
  </office:meta>
</office:document-meta>
</file>